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font-size-asian="11.8500003814697pt" style:font-style-asian="normal" style:font-weight-asian="normal"/>
    </style:style>
    <style:style style:name="T1" style:family="text">
      <style:text-properties fo:font-size="11.8500003814697pt" fo:font-style="normal" fo:font-weight="normal"/>
    </style:style>
    <style:style style:name="T2" style:family="text">
      <style:text-properties style:font-size-asian="11.8500003814697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text:span><text:span text:style-name="T2">．简介</text:span></text:p>
      <text:p text:style-name="P1"> </text:p>
      <text:p text:style-name="P1"><text:s text:c="4"/><text:span text:style-name="T2">这是一篇从</text:span><text:span text:style-name="T1">Lisp/Scheme</text:span><text:span text:style-name="T2">角度对</text:span><text:span text:style-name="T1">monad</text:span><text:span text:style-name="T2">技术进行介绍的文章，读者需对延续、延续传递模式、累</text:span></text:p>
      <text:p text:style-name="P2">计器以及累计器传递模式有所了解。</text:p>
      <text:p text:style-name="P1"><text:s text:c="4"/><text:span text:style-name="T1">monads </text:span><text:span text:style-name="T2">为我们提供的主要洞察是，所有编程副作用诸如变量改写、输入输出，到非终止性，都与</text:span></text:p>
      <text:p text:style-name="P1"><text:span text:style-name="T2">计值顺序相关。而对于简单、可终止的纯</text:span><text:span text:style-name="T1">lambda</text:span><text:span text:style-name="T2">表达式，计算顺序是无关紧要的：无论你怎么对它进</text:span></text:p>
      <text:p text:style-name="P2">行归约化简，最终结果是没有差别的。但是当程序有副作用时，就必须按正确的顺序先后计值。</text:p>
      <text:p text:style-name="P1"><text:span text:style-name="T2">（</text:span><text:span text:style-name="T1">Monad</text:span><text:span text:style-name="T2">不是唯一的处理副作用的范型——延续传递和</text:span><text:span text:style-name="T1">A-normal</text:span><text:span text:style-name="T2">模式也能处理它。但它们几个范型都</text:span></text:p>
      <text:p text:style-name="P2">是有关联的。）</text:p>
      <text:p text:style-name="P1"> </text:p>
      <text:p text:style-name="P1"><text:span text:style-name="T1">II</text:span><text:span text:style-name="T2">．延续传递模式</text:span></text:p>
      <text:p text:style-name="P1"> </text:p>
      <text:p text:style-name="P1"><text:s text:c="5"/><text:span text:style-name="T2">由于</text:span><text:span text:style-name="T1">monad</text:span><text:span text:style-name="T2">是在纯数学语义的背景下讨论副作用，我们也不妨试一试用</text:span><text:span text:style-name="T1">Scheme</text:span><text:span text:style-name="T2">纯函数子集来编写</text:span></text:p>
      <text:p text:style-name="P2">有副作用的程序。</text:p>
      <text:p text:style-name="P1"> </text:p>
      <text:p text:style-name="P1">    <text:span text:style-name="T1">(begin (turn-on-safety!)</text:span></text:p>
      <text:p text:style-name="P1">           <text:span text:style-name="T1">(pull-trigger!))</text:span></text:p>
      <text:p text:style-name="P1"> </text:p>
      <text:p text:style-name="P1"><text:s text:c="5"/><text:span text:style-name="T2">在我们的纯函数</text:span><text:span text:style-name="T1">Scheme</text:span><text:span text:style-name="T2">中，我们必须把</text:span><text:span text:style-name="T1">BEGIN</text:span><text:span text:style-name="T2">表达式定义为对它两个参数的先后计值（我们将只</text:span></text:p>
      <text:p text:style-name="P2">考虑两个参数的情况），但最终表达式的结果是后一个参数的结果值。很自然可以这样定义：</text:p>
      <text:p text:style-name="P1"> </text:p>
      <text:p text:style-name="P1">    <text:span text:style-name="T1">(define (begin v1 v2) v2)</text:span></text:p>
      <text:p text:style-name="P1"> </text:p>
      <text:p text:style-name="P1"><text:s text:c="4"/><text:span text:style-name="T2">一个纯函数</text:span><text:span text:style-name="T1">Scheme</text:span><text:span text:style-name="T2">可能会按任意次序对程序进行求值：</text:span></text:p>
      <text:p text:style-name="P1"> </text:p>
      <text:p text:style-name="P1">    <text:span text:style-name="T1">(begin (turn-on-safety!)</text:span></text:p>
      <text:p text:style-name="P1">           <text:span text:style-name="T1">(pull-trigger!))</text:span></text:p>
      <text:p text:style-name="P1"><text:s/><text:span text:style-name="T1">-&gt; (begin (turn-on-safety!)  ; effect: pull-trigger!</text:span></text:p>
      <text:p text:style-name="P1">           <text:span text:style-name="T1">#&lt;void&gt;)</text:span></text:p>
      <text:p text:style-name="P1"><text:s/><text:span text:style-name="T1">-&gt; (begin #&lt;void&gt;            ; effect: turn-on-safety!</text:span></text:p>
      <text:p text:style-name="P1">           <text:span text:style-name="T1">#&lt;void&gt;)</text:span></text:p>
      <text:p text:style-name="P1"><text:s/><text:span text:style-name="T1">-&gt; #&lt;void&gt;</text:span></text:p>
      <text:p text:style-name="P1"> </text:p>
      <text:p text:style-name="P1"><text:s text:c="6"/><text:span text:style-name="T2">这就不对了，上面这种做法可能会让我们的某一位论文委员会成员勃然大怒。让我们对程序进行</text:span></text:p>
      <text:p text:style-name="P1"><text:span text:style-name="T2">延续传递变换（</text:span><text:span text:style-name="T1">CPS</text:span><text:span text:style-name="T2">），以确保其按正确的次序被求值（下面我使用</text:span><text:span text:style-name="T1">[[--]]</text:span><text:span text:style-name="T2">来表示对一个表达式进行</text:span></text:p>
      <text:p text:style-name="P1"><text:span text:style-name="T1">CPS</text:span><text:span text:style-name="T2">变换）：</text:span></text:p>
      <text:p text:style-name="P1"> </text:p>
      <text:p text:style-name="P1">    <text:span text:style-name="T1">[[(begin (turn-on-safety!)</text:span></text:p>
      <text:p text:style-name="P1">             <text:span text:style-name="T1">(pull-trigger!))]]</text:span></text:p>
      <text:p text:style-name="P1">  <text:span text:style-name="T1">= (lambda (k)</text:span></text:p>
      <text:p text:style-name="P1">      <text:span text:style-name="T1">([[turn-on-safety!]] (lambda (res1)</text:span></text:p>
      <text:p text:style-name="P1">                             <text:span text:style-name="T1">([[pull-trigger!]] (lambda (res2)</text:span></text:p>
      <text:p text:style-name="P1"><text:soft-page-break/>                                                  <text:span text:style-name="T1">(k res2))))))</text:span></text:p>
      <text:p text:style-name="P1"> </text:p>
      <text:p text:style-name="P1"><text:s text:c="3"/><text:span text:style-name="T2">这样在一个以延续传递模式编写的程序中，我们可以把</text:span><text:span text:style-name="T1">BEGIN</text:span><text:span text:style-name="T2">定义为：</text:span></text:p>
      <text:p text:style-name="P1"> </text:p>
      <text:p text:style-name="P1">    <text:span text:style-name="T1">(define (begin cps-exp1 cps-exp2)</text:span></text:p>
      <text:p text:style-name="P1">      <text:span text:style-name="T1">(lambda (k)</text:span></text:p>
      <text:p text:style-name="P1">        <text:span text:style-name="T1">(cps-exp1 (lambda (res1)</text:span></text:p>
      <text:p text:style-name="P1">                    <text:span text:style-name="T1">(cps-exp2 (lambda (res2)</text:span></text:p>
      <text:p text:style-name="P1">                                <text:span text:style-name="T1">(k res2)))))))</text:span></text:p>
      <text:p text:style-name="P1"> </text:p>
      <text:p text:style-name="P1"><text:s text:c="5"/><text:span text:style-name="T2">注意第一个表达式</text:span><text:span text:style-name="T1">cps-exp1</text:span><text:span text:style-name="T2">的求值结果被参数</text:span><text:span text:style-name="T1">res1</text:span><text:span text:style-name="T2">所接收，但随后就被忽略了（后面没有任</text:span></text:p>
      <text:p text:style-name="P1"><text:span text:style-name="T2">何子表达式对</text:span><text:span text:style-name="T1">res1</text:span><text:span text:style-name="T2">再进行引用）。</text:span></text:p>
      <text:p text:style-name="P1"> </text:p>
      <text:p text:style-name="P1"><text:span text:style-name="T1">III</text:span><text:span text:style-name="T2">． 累计器传递模式</text:span></text:p>
      <text:p text:style-name="P1"> </text:p>
      <text:p text:style-name="P1"><text:s text:c="5"/><text:span text:style-name="T2">我们已经会编写累计器传递模式的程序，就是所有函数过程都必须有一个额外的参数，这个参数</text:span></text:p>
      <text:p text:style-name="P2">代表一个随着计算过程推进而不断被更新的“寄存器”。考虑一个很小的伪随机数产生器：</text:p>
      <text:p text:style-name="P1"> </text:p>
      <text:p text:style-name="P1">    <text:span text:style-name="T1">(define seed (current-time))</text:span></text:p>
      <text:p text:style-name="P1"> </text:p>
      <text:p text:style-name="P1">    <text:span text:style-name="T1">(define (rand)</text:span></text:p>
      <text:p text:style-name="P1">      <text:span text:style-name="T1">(let ([ans (modulo (* seed 16807) 2147483647)])</text:span></text:p>
      <text:p text:style-name="P1">        <text:span text:style-name="T1">(begin (set! seed ans)</text:span></text:p>
      <text:p text:style-name="P1">               <text:span text:style-name="T1">ans)))</text:span></text:p>
      <text:p text:style-name="P1"> </text:p>
      <text:p text:style-name="P1"><text:s text:c="5"/><text:span text:style-name="T2">在每次对</text:span><text:span text:style-name="T1">RAND</text:span><text:span text:style-name="T2">函数的调用中，</text:span><text:span text:style-name="T1">seed</text:span><text:span text:style-name="T2">种子变量都被改写为新产生的随机数的值。如果我们要用</text:span></text:p>
      <text:p text:style-name="P1"><text:span text:style-name="T2">纯</text:span><text:span text:style-name="T1">Scheme</text:span><text:span text:style-name="T2">实现上面的程序，我们就需要把</text:span><text:span text:style-name="T1">seed</text:span><text:span text:style-name="T2">种子变量作为一个额外的参数，在所有可能会更动</text:span></text:p>
      <text:p text:style-name="P2">它的函数过程中进行连续传递。这样导致所有函数过程现在都必须返回一个点对：一个是函数的实</text:p>
      <text:p text:style-name="P1"><text:span text:style-name="T2">际求值结果，另一个是在函数计算过程中被更新传递的</text:span><text:span text:style-name="T1">seed</text:span><text:span text:style-name="T2">种子变量。</text:span></text:p>
      <text:p text:style-name="P1"> </text:p>
      <text:p text:style-name="P1">    <text:span text:style-name="T1">;; rand : number -&gt; (number x number)</text:span></text:p>
      <text:p text:style-name="P1">    <text:span text:style-name="T1">(define (rand seed)</text:span></text:p>
      <text:p text:style-name="P1">      <text:span text:style-name="T1">(let ([ans (modulo (* seed 16807) 2147483647)])</text:span></text:p>
      <text:p text:style-name="P1">        <text:span text:style-name="T1">(cons ans ans)))</text:span></text:p>
      <text:p text:style-name="P1"> </text:p>
      <text:p text:style-name="P1">    <text:span text:style-name="T1">;; rand-point : number -&gt; (point x number)</text:span></text:p>
      <text:p text:style-name="P1">    <text:span text:style-name="T1">(define (rand-point seed)</text:span></text:p>
      <text:p text:style-name="P1">      <text:span text:style-name="T1">(let* ([r1 (rand seed)]</text:span></text:p>
      <text:p text:style-name="P1">             <text:span text:style-name="T1">[r2 (rand (cdr r1))]</text:span></text:p>
      <text:p text:style-name="P1">             <text:span text:style-name="T1">[r3 (rand (cdr r2))])</text:span></text:p>
      <text:p text:style-name="P1">        <text:span text:style-name="T1">(cons (make-point (car r1) (car r2) (car r3))</text:span></text:p>
      <text:p text:style-name="P1">              <text:span text:style-name="T1">(cdr r3))))</text:span></text:p>
      <text:p text:style-name="P1"> </text:p>
      <text:p text:style-name="P1">    <text:span text:style-name="T1">;; rand-segment : number -&gt; (segment x number)</text:span></text:p>
      <text:p text:style-name="P1">    <text:span text:style-name="T1">(define (rand-segment seed)</text:span></text:p>
      <text:p text:style-name="P1">      <text:span text:style-name="T1">(let* ([r1 (rand-point seed)]</text:span></text:p>
      <text:p text:style-name="P1"><text:soft-page-break/>             <text:span text:style-name="T1">[r2 (rand-point (cdr r1))])</text:span></text:p>
      <text:p text:style-name="P1">        <text:span text:style-name="T1">(cons (make-segment (car r1) (car r2))</text:span></text:p>
      <text:p text:style-name="P1">              <text:span text:style-name="T1">(cdr r2))))</text:span></text:p>
      <text:p text:style-name="P1">    <text:span text:style-name="T1">...</text:span></text:p>
      <text:p text:style-name="P1"> </text:p>
      <text:p text:style-name="P1"><text:s text:c="3"/><text:span text:style-name="T2">整个程序将用一个初始种子变量启动计算，象这样：</text:span></text:p>
      <text:p text:style-name="P1"> </text:p>
      <text:p text:style-name="P1">    <text:span text:style-name="T1">(run-my-program (current-time))</text:span></text:p>
      <text:p text:style-name="P1"> </text:p>
      <text:p text:style-name="P1"><text:s text:c="5"/><text:span text:style-name="T2">上面每个函数过程都有一对共同的特征，即它们都有一个“</text:span><text:span text:style-name="T1">seed”</text:span><text:span text:style-name="T2">参数，并且返回一个点对，包</text:span></text:p>
      <text:p text:style-name="P1"><text:span text:style-name="T2">含函数结果和新产生的种子。下面让我们通过</text:span><text:span text:style-name="T1">curry</text:span><text:span text:style-name="T2">化</text:span><text:span text:style-name="T1">seed</text:span><text:span text:style-name="T2">参数把程序进一步进行抽象：</text:span></text:p>
      <text:p text:style-name="P1"> </text:p>
      <text:p text:style-name="P1">    <text:span text:style-name="T1">;; rand : -&gt; (number -&gt; (number x number))</text:span></text:p>
      <text:p text:style-name="P1">    <text:span text:style-name="T1">(define (rand)</text:span></text:p>
      <text:p text:style-name="P1">      <text:span text:style-name="T1">(lambda (seed)</text:span></text:p>
      <text:p text:style-name="P1">        <text:span text:style-name="T1">(let ([ans (modulo (* seed 16807) 2147483647)])</text:span></text:p>
      <text:p text:style-name="P1">          <text:span text:style-name="T1">(cons ans ans))))</text:span></text:p>
      <text:p text:style-name="P1"> </text:p>
      <text:p text:style-name="P1">    <text:span text:style-name="T1">;; rand-point : -&gt; (number -&gt; (point x number))</text:span></text:p>
      <text:p text:style-name="P1">    <text:span text:style-name="T1">(define (rand-point)</text:span></text:p>
      <text:p text:style-name="P1">      <text:span text:style-name="T1">(lambda (seed)</text:span></text:p>
      <text:p text:style-name="P1">        <text:span text:style-name="T1">(let* ([r1 ((rand) seed)]</text:span></text:p>
      <text:p text:style-name="P1">               <text:span text:style-name="T1">[r2 ((rand) (cdr r1))]</text:span></text:p>
      <text:p text:style-name="P1">               <text:span text:style-name="T1">[r3 ((rand) (cdr r2))])</text:span></text:p>
      <text:p text:style-name="P1">          <text:span text:style-name="T1">(cons (make-point (car r1) (car r2))</text:span></text:p>
      <text:p text:style-name="P1">                <text:span text:style-name="T1">(cdr r2)))))</text:span></text:p>
      <text:p text:style-name="P1"> </text:p>
      <text:p text:style-name="P1">    <text:span text:style-name="T1">;; rand-segment : -&gt; (number -&gt; (segment x number))</text:span></text:p>
      <text:p text:style-name="P1">    <text:span text:style-name="T1">(define (rand-segment)</text:span></text:p>
      <text:p text:style-name="P1">      <text:span text:style-name="T1">(lambda (seed)</text:span></text:p>
      <text:p text:style-name="P1">        <text:span text:style-name="T1">(let* ([r1 ((rand-point) seed)]</text:span></text:p>
      <text:p text:style-name="P1">               <text:span text:style-name="T1">[r2 ((rand-point) (cdr r1))])</text:span></text:p>
      <text:p text:style-name="P1">          <text:span text:style-name="T1">(cons (make-segment (car r1) (car r2))</text:span></text:p>
      <text:p text:style-name="P1">                <text:span text:style-name="T1">(cdr r2)))))</text:span></text:p>
      <text:p text:style-name="P1"> </text:p>
      <text:p text:style-name="P1"><text:s text:c="4"/><text:span text:style-name="T2">那些没有引用或改变</text:span><text:span text:style-name="T1">seed</text:span><text:span text:style-name="T2">种子值的函数过程无须做此变更。我们把有副作用的函数叫做“操作”，而</text:span></text:p>
      <text:p text:style-name="P2">把那些没有副作用的函数叫做“纯函数”。举例我们可以这样写一个求两点距离的函数：</text:p>
      <text:p text:style-name="P1"> </text:p>
      <text:p text:style-name="P1">    <text:span text:style-name="T1">(define (distance pt1 pt2)</text:span></text:p>
      <text:p text:style-name="P1">      <text:span text:style-name="T1">(sqrt (+ (sqr (- (point-x pt1) (point-x pt2)))</text:span></text:p>
      <text:p text:style-name="P1">               <text:span text:style-name="T1">(sqr (- (point-y pt1) (point-y pt2)))</text:span></text:p>
      <text:p text:style-name="P1">               <text:span text:style-name="T1">(sqr (- (point-z pt1) (point-z pt2))))))</text:span></text:p>
      <text:p text:style-name="P1"> </text:p>
      <text:p text:style-name="P1"><text:s text:c="5"/><text:span text:style-name="T2">这个函数由于没有改动</text:span><text:span text:style-name="T1">seed</text:span><text:span text:style-name="T2">种子，所以是纯函数性的。它并没有用一个额外参数来表示当前的种</text:span></text:p>
      <text:p text:style-name="P1"><text:span text:style-name="T2">子变量，它也没有返回一个点对。这意味着</text:span><text:span text:style-name="T1">distance</text:span><text:span text:style-name="T2">函数可以被任何可能具有副作用的函数调用，但</text:span></text:p>
      <text:p text:style-name="P1"><text:soft-page-break/><text:span text:style-name="T1">distance</text:span><text:span text:style-name="T2">函数却不能反过来调用它们（因为这有可能造成副作用作废，导致无法再将累计的</text:span><text:span text:style-name="T1">seed</text:span><text:span text:style-name="T2">种子</text:span></text:p>
      <text:p text:style-name="P2">传递给下一个操作）。</text:p>
      <text:p text:style-name="P1"> </text:p>
      <text:p text:style-name="P1"><text:s text:c="4"/><text:span text:style-name="T2">我们可以设置一对操作来对</text:span><text:span text:style-name="T1">seed</text:span><text:span text:style-name="T2">种子值做提取和赋值：</text:span></text:p>
      <text:p text:style-name="P1"> </text:p>
      <text:p text:style-name="P1">    <text:span text:style-name="T1">;; get-seed : -&gt; (number -&gt; (number x number))</text:span></text:p>
      <text:p text:style-name="P1">    <text:span text:style-name="T1">(define (get-seed)</text:span></text:p>
      <text:p text:style-name="P1">      <text:span text:style-name="T1">(lambda (seed)</text:span></text:p>
      <text:p text:style-name="P1">        <text:span text:style-name="T1">(cons seed seed)))</text:span></text:p>
      <text:p text:style-name="P1"> </text:p>
      <text:p text:style-name="P1">    <text:span text:style-name="T1">;; set-seed : number -&gt; (number -&gt; (void x number))</text:span></text:p>
      <text:p text:style-name="P1">    <text:span text:style-name="T1">(define (set-seed new)</text:span></text:p>
      <text:p text:style-name="P1">      <text:span text:style-name="T1">(lambda (old)</text:span></text:p>
      <text:p text:style-name="P1">        <text:span text:style-name="T1">(cons (void) new)))</text:span></text:p>
      <text:p text:style-name="P1"> </text:p>
      <text:p text:style-name="P1"><text:s text:c="4"/><text:span text:style-name="T2">我们也可以用类型来抽象这种统一的计算模式：我们把返回值类型为</text:span><text:span text:style-name="T1">alpha</text:span><text:span text:style-name="T2">的操作的类型设定为</text:span></text:p>
      <text:p text:style-name="P1"><text:span text:style-name="T1">T(alpha)</text:span><text:span text:style-name="T2">，就象这样：</text:span></text:p>
      <text:p text:style-name="P1">    <text:span text:style-name="T1">T(alpha) = number -&gt; (alpha x number)</text:span></text:p>
      <text:p text:style-name="P1"> </text:p>
      <text:p text:style-name="P1"><text:s text:c="4"/><text:span text:style-name="T2">我们前面几个函数都可以被赋予类型：</text:span></text:p>
      <text:p text:style-name="P1"> </text:p>
      <text:p text:style-name="P1">    <text:span text:style-name="T1">get-seed     : -&gt; T(number)</text:span></text:p>
      <text:p text:style-name="P1">    <text:span text:style-name="T1">set-seed     : number -&gt; T(void)</text:span></text:p>
      <text:p text:style-name="P1">    <text:span text:style-name="T1">rand         : -&gt; T(number)</text:span></text:p>
      <text:p text:style-name="P1">    <text:span text:style-name="T1">rand-point   : -&gt; T(point)</text:span></text:p>
      <text:p text:style-name="P1">    <text:span text:style-name="T1">rand-segment : -&gt; T(segment)</text:span></text:p>
      <text:p text:style-name="P1"> </text:p>
      <text:p text:style-name="P1"><text:s text:c="4"/><text:span text:style-name="T2">然后我们可以试一下用上面这种办法去定义</text:span><text:span text:style-name="T1">BEGIN</text:span><text:span text:style-name="T2">，与延续传递方式相比显著的不同就是现在是</text:span></text:p>
      <text:p text:style-name="P2">用累计器传递来规定计值顺序：</text:p>
      <text:p text:style-name="P1"> </text:p>
      <text:p text:style-name="P1">    <text:span text:style-name="T1">;; begin : T(alpha) T(beta) -&gt; T(beta)</text:span></text:p>
      <text:p text:style-name="P1">    <text:span text:style-name="T1">(define (begin comp1 comp2)</text:span></text:p>
      <text:p text:style-name="P1">      <text:span text:style-name="T1">(lambda (seed0)</text:span></text:p>
      <text:p text:style-name="P1">        <text:span text:style-name="T1">(let* ([res1 (comp1 seed0)]</text:span></text:p>
      <text:p text:style-name="P1">               <text:span text:style-name="T1">[val1 (car res1)]</text:span></text:p>
      <text:p text:style-name="P1">               <text:span text:style-name="T1">[seed1 (cdr res1)])</text:span></text:p>
      <text:p text:style-name="P1">          <text:span text:style-name="T1">(comp2 seed1))))</text:span></text:p>
      <text:p text:style-name="P1"> </text:p>
      <text:p text:style-name="P1"><text:s text:c="4"/><text:span text:style-name="T2">这个定义版本和延续传递版本都把</text:span><text:span text:style-name="T1">BEGIN</text:span><text:span text:style-name="T2">当作“操作组合子”：它具有两个操作作为参数，并返回</text:span></text:p>
      <text:p text:style-name="P1"><text:span text:style-name="T2">一个新的操作。但这对我们实现</text:span><text:span text:style-name="T1">rand</text:span><text:span text:style-name="T2">操作用处不大：</text:span></text:p>
      <text:p text:style-name="P1"> </text:p>
      <text:p text:style-name="P1">    <text:span text:style-name="T1">(define (rand)</text:span></text:p>
      <text:p text:style-name="P1">      <text:span text:style-name="T1">(begin (get-seed)</text:span></text:p>
      <text:p text:style-name="P1">             <text:span text:style-name="T1">(let ([ans (modulo (* ??? 16807) 2147483647)])</text:span></text:p>
      <text:p text:style-name="P1">               <text:span text:style-name="T1">(begin (set-seed ans)</text:span></text:p>
      <text:p text:style-name="P1">                      <text:span text:style-name="T1">(lambda (seed)</text:span></text:p>
      <text:p text:style-name="P1"><text:soft-page-break/>                        <text:span text:style-name="T1">(cons ans ans))))))</text:span></text:p>
      <text:p text:style-name="P1"> </text:p>
      <text:p text:style-name="P1"><text:s text:c="4"/><text:span text:style-name="T2">象上面这样做，</text:span><text:span text:style-name="T1">RAND</text:span><text:span text:style-name="T2">函数中的第二个操作如何从前面的</text:span><text:span text:style-name="T1">GET-SEED</text:span><text:span text:style-name="T2">操作获得当前种子值呢？这个</text:span></text:p>
      <text:p text:style-name="P1"><text:span text:style-name="T2">问题是因为</text:span><text:span text:style-name="T1">BEGIN</text:span><text:span text:style-name="T2">废弃了前一个操作的结果值。让我们编写一个新的组合子，使得第一个操作的结果</text:span></text:p>
      <text:p text:style-name="P2">能被后一个操作使用：</text:p>
      <text:p text:style-name="P1"> </text:p>
      <text:p text:style-name="P1">    <text:span text:style-name="T1">;; pipe : T(alpha) (alpha -&gt; T(beta)) -&gt; T(beta)</text:span></text:p>
      <text:p text:style-name="P1">    <text:span text:style-name="T1">(define (pipe comp1 build-comp2)</text:span></text:p>
      <text:p text:style-name="P1">      <text:span text:style-name="T1">(lambda (seed0)</text:span></text:p>
      <text:p text:style-name="P1">        <text:span text:style-name="T1">(let* ([res1 (comp1 seed0)]</text:span></text:p>
      <text:p text:style-name="P1">               <text:span text:style-name="T1">[val1 (car res1)]</text:span></text:p>
      <text:p text:style-name="P1">               <text:span text:style-name="T1">[seed1 (cdr res1)])</text:span></text:p>
      <text:p text:style-name="P1">          <text:span text:style-name="T1">((build-comp2 val1) seed1))))</text:span></text:p>
      <text:p text:style-name="P1"> </text:p>
      <text:p text:style-name="P1"><text:s text:c="3"/><text:span text:style-name="T2">这个新组合子获取一个操作参数，以及一个接受该操作结果值并以此构造第二个操作的函数作为另</text:span></text:p>
      <text:p text:style-name="P2">一个参数。最后它执行被构造出来的第二个操作。</text:p>
      <text:p text:style-name="P1"> </text:p>
      <text:p text:style-name="P1">    <text:span text:style-name="T1">(define (rand)</text:span></text:p>
      <text:p text:style-name="P1">      <text:span text:style-name="T1">(pipe (get-seed)</text:span></text:p>
      <text:p text:style-name="P1">            <text:span text:style-name="T1">(lambda (seed)</text:span></text:p>
      <text:p text:style-name="P1">              <text:span text:style-name="T1">(let ([ans (modulo (* seed 16807) 2147483647)])</text:span></text:p>
      <text:p text:style-name="P1">                <text:span text:style-name="T1">(begin (set-seed ans)</text:span></text:p>
      <text:p text:style-name="P1">                       <text:span text:style-name="T1">(lambda (seed)</text:span></text:p>
      <text:p text:style-name="P1">                         <text:span text:style-name="T1">(cons ans ans)))))))</text:span></text:p>
      <text:p text:style-name="P1"> </text:p>
      <text:p text:style-name="P1"><text:s text:c="4"/><text:span text:style-name="T2">我们还可以抽象出一个单独的把值“提升”到计算类型的新操作：</text:span></text:p>
      <text:p text:style-name="P1"> </text:p>
      <text:p text:style-name="P1">    <text:span text:style-name="T1">;; lift : alpha -&gt; T(alpha)</text:span></text:p>
      <text:p text:style-name="P1">    <text:span text:style-name="T1">(define (lift v)</text:span></text:p>
      <text:p text:style-name="P1">      <text:span text:style-name="T1">(lambda (seed)</text:span></text:p>
      <text:p text:style-name="P1">        <text:span text:style-name="T1">(cons v seed)))</text:span></text:p>
      <text:p text:style-name="P1"> </text:p>
      <text:p text:style-name="P1"><text:s text:c="4"/><text:span text:style-name="T2">现在我们可以整理出最终版本的</text:span><text:span text:style-name="T1">RAND</text:span><text:span text:style-name="T2">函数：</text:span></text:p>
      <text:p text:style-name="P1"> </text:p>
      <text:p text:style-name="P1">    <text:span text:style-name="T1">(define (rand)</text:span></text:p>
      <text:p text:style-name="P1">      <text:span text:style-name="T1">(pipe (get-seed)</text:span></text:p>
      <text:p text:style-name="P1">            <text:span text:style-name="T1">(lambda (seed)</text:span></text:p>
      <text:p text:style-name="P1">              <text:span text:style-name="T1">(let ([ans (modulo (* seed 16807) 2147483647)])</text:span></text:p>
      <text:p text:style-name="P1">                <text:span text:style-name="T1">(begin (set-seed ans)</text:span></text:p>
      <text:p text:style-name="P1">                       <text:span text:style-name="T1">(lift ans))))))</text:span></text:p>
      <text:p text:style-name="P1"> </text:p>
      <text:p text:style-name="P1"><text:s text:c="4"/><text:span text:style-name="T2">每个</text:span><text:span text:style-name="T1">monad</text:span><text:span text:style-name="T2">都由一个类型构造器</text:span><text:span text:style-name="T1">T</text:span><text:span text:style-name="T2">和两个操作组成，</text:span><text:span text:style-name="T1">T</text:span><text:span text:style-name="T2">被用来给这两个操作赋予类型：</text:span></text:p>
      <text:p text:style-name="P1"> </text:p>
      <text:p text:style-name="P1">    <text:span text:style-name="T1">lift : alpha -&gt; T(alpha)</text:span></text:p>
      <text:p text:style-name="P1">    <text:span text:style-name="T1">pipe : T(alpha) (alpha -&gt; T(beta)) -&gt; T(beta)</text:span></text:p>
      <text:p text:style-name="P1"> </text:p>
      <text:p text:style-name="P1"><text:s text:c="4"/><text:span text:style-name="T1">[</text:span><text:span text:style-name="T2">这两个操作可以用其他名字命名：</text:span><text:span text:style-name="T1">pipe</text:span><text:span text:style-name="T2">操作有时叫</text:span><text:span text:style-name="T1">bind</text:span><text:span text:style-name="T2">，或者</text:span><text:span text:style-name="T1">&gt;&gt;=</text:span><text:span text:style-name="T2">，或</text:span><text:span text:style-name="T1">*,</text:span><text:span text:style-name="T2">还有</text:span><text:span text:style-name="T1">let</text:span><text:span text:style-name="T2">。而</text:span><text:span text:style-name="T1">lift</text:span><text:span text:style-name="T2">操作</text:span></text:p>
      <text:p text:style-name="P1"><text:soft-page-break/><text:span text:style-name="T2">经常被称为</text:span><text:span text:style-name="T1">unit</text:span><text:span text:style-name="T2">或</text:span><text:span text:style-name="T1">return</text:span><text:span text:style-name="T2">。</text:span></text:p>
      <text:p text:style-name="P1"> </text:p>
      <text:p text:style-name="P1"><text:s text:c="4"/><text:span text:style-name="T2">还有，</text:span><text:span text:style-name="T1">monad</text:span><text:span text:style-name="T2">的两个操作必须满足以下三个法则：</text:span></text:p>
      <text:p text:style-name="P1">    <text:span text:style-name="T1">(pipe (lift x) f)   = (f x)</text:span></text:p>
      <text:p text:style-name="P1">    <text:span text:style-name="T1">(pipe m lift)       = m</text:span></text:p>
      <text:p text:style-name="P1">    <text:span text:style-name="T1">(pipe (pipe m f) g) = (pipe m (lambda (x) (pipe (f x) g)))</text:span></text:p>
      <text:p text:style-name="P1"> </text:p>
      <text:p text:style-name="P1"><text:s text:c="3"/><text:span text:style-name="T2">［ 我累了，我不想证明我们的例子符合</text:span><text:span text:style-name="T1">monad</text:span><text:span text:style-name="T2">法则。实际上，这可能做不到，因为我们的</text:span><text:span text:style-name="T1">pipe</text:span></text:p>
      <text:p text:style-name="P1"><text:span text:style-name="T2">版本有两个参数（而非完全</text:span><text:span text:style-name="T1">curry</text:span><text:span text:style-name="T2">化的）——噢，在这个问题上非终止性的证明会有麻烦。］</text:span></text:p>
      <text:p text:style-name="P1"> </text:p>
      <text:p text:style-name="P1"><text:s text:c="5"/><text:span text:style-name="T2">还可以给</text:span><text:span text:style-name="T1">monad</text:span><text:span text:style-name="T2">定义其他操作，只要它们不违反上述法则。</text:span></text:p>
      <text:p text:style-name="P1"> </text:p>
      <text:p text:style-name="P1"><text:s text:c="6"/><text:span text:style-name="T2">注意在我们的</text:span><text:span text:style-name="T1">monad</text:span><text:span text:style-name="T2">中，操作实际上是一个函数，它需要一个能获取初始值的种子。还要注意操</text:span></text:p>
      <text:p text:style-name="P1"><text:span text:style-name="T2">作执行后将产生一个点对结果，包含一个终值以及累计下来的</text:span><text:span text:style-name="T1">seed</text:span><text:span text:style-name="T2">种子。由于我们实际上只对终值感</text:span></text:p>
      <text:p text:style-name="P1"><text:span text:style-name="T2">兴趣，我们可以构造一个“</text:span><text:span text:style-name="T1">run”</text:span><text:span text:style-name="T2">过程来执行“</text:span><text:span text:style-name="T1">monad</text:span><text:span text:style-name="T2">化”操作，以得到最终值：</text:span></text:p>
      <text:p text:style-name="P1"> </text:p>
      <text:p text:style-name="P1">    <text:span text:style-name="T1">;; T(alpha) -&gt; alpha</text:span></text:p>
      <text:p text:style-name="P1">    <text:span text:style-name="T1">(define (run m)</text:span></text:p>
      <text:p text:style-name="P1">      <text:span text:style-name="T1">(car (m (current-time))))</text:span></text:p>
      <text:p text:style-name="P1"> </text:p>
      <text:p text:style-name="P1"><text:s text:c="5"/><text:span text:style-name="T2">注意这是唯一的从</text:span><text:span text:style-name="T1">monad</text:span><text:span text:style-name="T2">中退出的方式，例如从</text:span><text:span text:style-name="T1">T(alpha)</text:span><text:span text:style-name="T2">到</text:span><text:span text:style-name="T1">alpha</text:span><text:span text:style-name="T2">。“</text:span><text:span text:style-name="T1">monad</text:span><text:span text:style-name="T2">化”操作是基于组</text:span></text:p>
      <text:p text:style-name="P1"><text:span text:style-name="T2">合子产生出一个操作的链条，最后用一个顶层函数把结果值”</text:span><text:span text:style-name="T1">run”</text:span><text:span text:style-name="T2">出来。延续传递风格的程序也需要</text:span></text:p>
      <text:p text:style-name="P2">这样一个顶层函数，用一个初始延续启动计值过程。</text:p>
      <text:p text:style-name="P1"> </text:p>
      <text:p text:style-name="P1"><text:span text:style-name="T1">IV</text:span><text:span text:style-name="T2">．总结</text:span></text:p>
      <text:p text:style-name="P1"> </text:p>
      <text:p text:style-name="P1"><text:s text:c="4"/><text:span text:style-name="T2">以上我所介绍的</text:span><text:span text:style-name="T1">monad</text:span><text:span text:style-name="T2">有两个主要观念：</text:span></text:p>
      <text:p text:style-name="P1"> </text:p>
      <text:p text:style-name="P1"><text:s/>   <text:span text:style-name="T1">1</text:span><text:span text:style-name="T2">．对计值顺序做出强制规定</text:span></text:p>
      <text:p text:style-name="P1">    <text:span text:style-name="T1">2</text:span><text:span text:style-name="T2">．把累计器抽象出来</text:span></text:p>
      <text:p text:style-name="P1"> </text:p>
      <text:p text:style-name="P1"><text:s text:c="5"/><text:span text:style-name="T1">PIPE</text:span><text:span text:style-name="T2">操作是一个从两个小的操作构造一个复合操作的组合子；它象延续传递方式一样要求这两个</text:span></text:p>
      <text:p text:style-name="P1"><text:span text:style-name="T2">小操作必须按顺序执行。（实际上，这说明延续传递方式是</text:span><text:span text:style-name="T1">monad</text:span><text:span text:style-name="T2">的一种特例。）这样我们就可以给</text:span></text:p>
      <text:p text:style-name="P1"><text:span text:style-name="T2">纯函数的核心语言加上各种副作用，并确保这些副作用以正确的顺序发生。</text:span><text:span text:style-name="T1">monad</text:span><text:span text:style-name="T2">对程序设计语言的</text:span></text:p>
      <text:p text:style-name="P1"><text:span text:style-name="T2">语义研究是有益的，它让我们可以用纯函数语义（例如</text:span><text:span text:style-name="T1">lambda</text:span><text:span text:style-name="T2">演算）来给可变状态和一阶延续等有用</text:span></text:p>
      <text:p text:style-name="P2">的语言特性进行建模，然后我们可以按统一的数学抽象的方式对副作用的顺序执行进行论证推理。</text:p>
      <text:p text:style-name="P1">  <text:s text:c="4"/><text:span text:style-name="T2">在</text:span><text:span text:style-name="T1">Haskell</text:span><text:span text:style-name="T2">这个惰性语言中，</text:span><text:span text:style-name="T1">monad</text:span><text:span text:style-name="T2">被用于做各种顺序操作，特别是输入</text:span><text:span text:style-name="T1">/</text:span><text:span text:style-name="T2">输出，</text:span><text:span text:style-name="T1">monad</text:span><text:span text:style-name="T2">让所有输</text:span></text:p>
      <text:p text:style-name="P1"><text:span text:style-name="T2">入</text:span><text:span text:style-name="T1">/</text:span><text:span text:style-name="T2">输出操作按正确的顺序执行。</text:span><text:span text:style-name="T1">Haskell</text:span><text:span text:style-name="T2">的设计者还把他们决定不放在核心语言中的各种副作用（如可</text:span></text:p>
      <text:p text:style-name="P1"><text:soft-page-break/><text:span text:style-name="T2">变状态和一阶延续等）都用</text:span><text:span text:style-name="T1">monad</text:span><text:span text:style-name="T2">来仿真实现。</text:span></text:p>
      <text:p text:style-name="P1"> </text:p>
      <text:p text:style-name="P1"><text:span text:style-name="T1">V.</text:span><text:span text:style-name="T2">更多</text:span></text:p>
      <text:p text:style-name="P1"> </text:p>
      <text:p text:style-name="P1"><text:s text:c="6"/><text:span text:style-name="T2">以上我努力从一个程序员的视角对</text:span><text:span text:style-name="T1">monad</text:span><text:span text:style-name="T2">进行介绍。我没有介绍</text:span><text:span text:style-name="T1">monad</text:span><text:span text:style-name="T2">的数学背景，也没有介绍</text:span></text:p>
      <text:p text:style-name="P1"><text:span text:style-name="T2">代数法则的应用。原因是当你在研究低层代码时，很难把程序同</text:span><text:span text:style-name="T1">monad</text:span><text:span text:style-name="T2">这个数学语义对象联系起来。所</text:span></text:p>
      <text:p text:style-name="P1"><text:span text:style-name="T2">以我尽量坚持以一种诉诸直觉的方式介绍</text:span><text:span text:style-name="T1">monad</text:span><text:span text:style-name="T2">，以后再讨论它的精确定义。可学的东西还有不少啊。</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0:51:02.669413373</meta:creation-date>
    <dc:date>2017-11-20T00:51:22.130463450</dc:date>
    <meta:editing-duration>PT19S</meta:editing-duration>
    <meta:editing-cycles>1</meta:editing-cycles>
    <meta:document-statistic meta:table-count="0" meta:image-count="0" meta:object-count="0" meta:page-count="7" meta:paragraph-count="271" meta:word-count="2895" meta:character-count="7312" meta:non-whitespace-character-count="5546"/>
    <meta:generator>LibreOffice/5.1.6.2$Linux_X86_64 LibreOffice_project/10m0$Build-2</meta:generator>
  </office:meta>
</office:document-meta>
</file>